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700002F570000256B4ED78669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language-asian="ko" style:country-asian="KR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language-asian="ko" style:country-asian="KR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6pt" fo:font-weight="bold" style:font-size-asian="16pt" style:language-asian="ko" style:country-asian="KR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6pt" style:language-asian="ko" style:country-asian="KR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language-asian="ko" style:country-asian="KR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language-asian="ko" style:country-asian="KR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P12" style:family="paragraph" style:parent-style-name="Standard" style:list-style-name="L8">
      <style:paragraph-properties fo:text-align="start" style:justify-single-word="false"/>
      <style:text-properties fo:font-size="12pt" fo:font-weight="normal" style:font-size-asian="12pt" style:language-asian="ko" style:country-asian="KR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language-asian="ko" style:country-asian="KR"/>
    </style:style>
    <style:style style:name="P14" style:family="paragraph" style:parent-style-name="Standard" style:list-style-name="L1">
      <style:paragraph-properties fo:text-align="start" style:justify-single-word="false"/>
      <style:text-properties style:language-asian="ko" style:country-asian="KR"/>
    </style:style>
    <style:style style:name="P15" style:family="paragraph" style:parent-style-name="Standard" style:list-style-name="L4">
      <style:paragraph-properties fo:text-align="start" style:justify-single-word="false"/>
      <style:text-properties style:language-asian="ko" style:country-asian="KR"/>
    </style:style>
    <style:style style:name="P16" style:family="paragraph" style:parent-style-name="Standard" style:list-style-name="L6">
      <style:paragraph-properties fo:text-align="start" style:justify-single-word="false"/>
      <style:text-properties style:language-asian="ko" style:country-asian="KR"/>
    </style:style>
    <style:style style:name="P17" style:family="paragraph" style:parent-style-name="Standard" style:list-style-name="L7">
      <style:paragraph-properties fo:text-align="start" style:justify-single-word="false"/>
      <style:text-properties style:language-asian="ko" style:country-asian="KR"/>
    </style:style>
    <style:style style:name="P18" style:family="paragraph" style:parent-style-name="Standard" style:list-style-name="L8">
      <style:paragraph-properties fo:text-align="start" style:justify-single-word="false"/>
      <style:text-properties style:language-asian="ko" style:country-asian="KR"/>
    </style:style>
    <style:style style:name="P19" style:family="paragraph" style:parent-style-name="Standard" style:list-style-name="L5">
      <style:paragraph-properties fo:text-align="start" style:justify-single-word="false"/>
      <style:text-properties fo:font-weight="bold" style:language-asian="ko" style:country-asian="KR" style:font-weight-asian="bold" style:font-weight-complex="bold"/>
    </style:style>
    <style:style style:name="P20" style:family="paragraph" style:parent-style-name="Standard" style:list-style-name="L5">
      <style:paragraph-properties fo:text-align="start" style:justify-single-word="false"/>
      <style:text-properties fo:font-weight="normal" style:language-asian="ko" style:country-asian="KR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>마이크로 프로세서 응용설계</text:p>
      <text:p text:style-name="P2">2012 Term Project 주제 제안서</text:p>
      <text:p text:style-name="P2">NDS용 간단한 게임 만들기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팀 이름:</text:p>
      <text:p text:style-name="P4"><text:s text:c="2"/>SnakeFeeding </text:p>
      <text:p text:style-name="P4"><text:s/></text:p>
      <text:p text:style-name="P4">팀 구성:</text:p>
      <text:p text:style-name="P4"><text:s text:c="2"/>0514057 김호진 (ID:kimhojin)</text:p>
      <text:p text:style-name="P4"><text:s text:c="2"/>0792070 유창현 (ID:yuch1001)</text:p>
      <text:list xml:id="list1307824746" text:style-name="L1">
        <text:list-header>
          <text:p text:style-name="P10"/>
          <text:p text:style-name="P10"/>
        </text:list-header>
      </text:list>
      <text:p text:style-name="P8"/>
      <text:p text:style-name="P8"/>
      <text:list xml:id="list1026126645" text:continue-numbering="true" text:style-name="L1">
        <text:list-header>
          <text:p text:style-name="P10"/>
        </text:list-header>
        <text:list-item>
          <text:p text:style-name="P10"><text:soft-page-break/>목표 프로그램의 모티브</text:p>
          <text:p text:style-name="P10"/>
        </text:list-item>
      </text:list>
      <text:list xml:id="list127574310" text:style-name="L2">
        <text:list-item>
          <text:p text:style-name="P13"><text:s/>DOS, 윈도우95 시절 즐기던 스네이크 게임</text:p>
        </text:list-item>
        <text:list-item>
          <text:p text:style-name="P13"><text:s/>제한 시간이 있고, 플레이어의 입력이 없어도 자동적으로 움직이며, 시간이 지남에 따라 움직임 속도가 점점 빨라 진다는 점에서 FreeRTOS 의 태스크 관리를 이용하여 쉽게 구현할 수 있을것 같아 선택</text:p>
        </text:list-item>
      </text:list>
      <text:p text:style-name="P8"><draw:frame draw:style-name="fr1" draw:name="프레임1" text:anchor-type="paragraph" svg:x="3.473cm" svg:y="0.434cm" svg:width="10.109cm" draw:z-index="0"><draw:text-box fo:min-height="9.008cm"><text:p text:style-name="Illustration"><draw:frame draw:style-name="fr2" draw:name="그림1" text:anchor-type="paragraph" svg:x="0.004cm" svg:y="-0.132cm" svg:width="10.423cm" style:rel-width="103%" svg:height="8.334cm" style:rel-height="scale" draw:z-index="1"><draw:image xlink:href="Pictures/2000000700002F570000256B4ED78669.svm" xlink:type="simple" xlink:show="embed" xlink:actuate="onLoad"/></draw:frame>사진 <text:sequence text:ref-name="refIllustration0" text:name="Illustration" text:formula="ooow:Illustration+1" style:num-format="1">1</text:sequence>: 윈도우 95용 스네이크 게임 화면 </text:p></draw:text-box></draw:frame></text:p>
      <text:list xml:id="list1491256476" text:style-name="L3">
        <text:list-item>
          <text:p text:style-name="P11">목표 프로그램의 개요</text:p>
        </text:list-item>
      </text:list>
      <text:list xml:id="list1924575310" text:continue-list="list1026126645" text:style-name="L1">
        <text:list-header>
          <text:p text:style-name="P14"/>
        </text:list-header>
      </text:list>
      <text:list xml:id="list169420725" text:style-name="L4">
        <text:list-item>
          <text:p text:style-name="P15">뱀이 바닥을 기어다니는 모습을 위쪽에서 바라보는 탑뷰 형식</text:p>
        </text:list-item>
        <text:list-item>
          <text:p text:style-name="P15">위, 아래, 왼쪽, 오른쪽의 4가지 키 입력 사용</text:p>
        </text:list-item>
        <text:list-item>
          <text:p text:style-name="P15">입력된 키 방향에 따라 뱀의 머리가 자동적으로 이동한다</text:p>
        </text:list-item>
        <text:list-item>
          <text:p text:style-name="P15">뱀의 머리가 화면의 상, 하, 좌, 우 끝 부분이나 뱀의 몸체에 닿게 되면 게임 오버</text:p>
        </text:list-item>
        <text:list-item>
          <text:p text:style-name="P15">일정 시간마다 화면에 생성된 식량 아이템을 먹지 못하면 게임 오버</text:p>
        </text:list-item>
        <text:list-item>
          <text:p text:style-name="P15">뱀이 식량 아이템을 먹으면 제한시간 타이머가 초기화</text:p>
        </text:list-item>
        <text:list-item>
          <text:p text:style-name="P15">뱀이 식량 아이템을 먹을때 마다 몸체의 길이가 길어지고 이동 속도가 빨라진다</text:p>
        </text:list-item>
        <text:list-item>
          <text:p text:style-name="P15">일정 시간마다 뱀의 이동속도와 길이를 줄이는 아이템이 맵에 등장</text:p>
        </text:list-item>
        <text:list-item>
          <text:p text:style-name="P15">최대한 오랜 시간동안 뱀이 살아남는 것이 이 게임의 목표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1313671516" text:style-name="L5">
        <text:list-item>
          <text:p text:style-name="P19"><text:soft-page-break/>시나리오</text:p>
          <text:list>
            <text:list-item>
              <text:p text:style-name="P20">먼저 1~3 길이(난이도 혹은 랜덤)의 뱀이 화면 왼쪽 중간 쯤(항상 고정)에 나타난다.</text:p>
            </text:list-item>
            <text:list-item>
              <text:p text:style-name="P20">START 버튼을 누르면 뱀이 움직이기 시작한다.</text:p>
            </text:list-item>
            <text:list-item>
              <text:p text:style-name="P20">방향 키를 누르는 곳으로 뱀의 머리 방향이 바뀐다.</text:p>
            </text:list-item>
            <text:list-item>
              <text:p text:style-name="P20">진행하다가 랜덤으로 나오는 아이템을 먹고, 점수가 올라가고 뱀의 길이가 1 증가하며, 뱀의 이동 속도가 조금 증가한다.</text:p>
            </text:list-item>
            <text:list-item>
              <text:p text:style-name="P20">속도를 낮추는 아이템을 먹어 뱀의 속도가 약간 천천히 움직이게 되었다.</text:p>
            </text:list-item>
            <text:list-item>
              <text:p text:style-name="P20">– 게임 종료 시나리오</text:p>
              <text:list>
                <text:list-item>
                  <text:p text:style-name="P20">뱀의 머리가 뱀 몸통에 닿아 종료되었는데,점수가 기존 랭킹 최저 점수보다 높아 랭킹에 포함되어 이름을 입력하고 게임의 처음 화면으로 돌아갔다.</text:p>
                </text:list-item>
                <text:list-item>
                  <text:p text:style-name="P20">뱀의 머리가 벽에 닿아 종료되었는데, 점수가 기존 랭킹 최저 점수보다도 낮아 그냥 종료되고 게임 처음 화면으로 돌아갔다.</text:p>
                </text:list-item>
              </text:list>
            </text:list-item>
          </text:list>
        </text:list-item>
      </text:list>
      <text:p text:style-name="P6"/>
      <text:list xml:id="list1091276809" text:continue-numbering="true" text:style-name="L5">
        <text:list-item>
          <text:p text:style-name="P19">제한사항과 극복 방안</text:p>
        </text:list-item>
      </text:list>
      <text:p text:style-name="P6"/>
      <text:list xml:id="list2163746880" text:style-name="L6">
        <text:list-item>
          <text:p text:style-name="P16">화면 출력을 위해 어떤 라이브러리를 어떻게 사용하여야 할 것인가?</text:p>
        </text:list-item>
      </text:list>
      <text:list xml:id="list1239199137" text:style-name="L7">
        <text:list-header>
          <text:p text:style-name="P17">PAlib에서 제공하는 툴 중에 PAGC Frontend 라는 프로그램으로 기존의 그림파일을 C 소스로 변환시켜서 사용한다. </text:p>
        </text:list-header>
      </text:list>
      <text:p text:style-name="P1"/>
      <text:list xml:id="list2167526647" text:continue-numbering="true" text:style-name="L7">
        <text:list-header>
          <text:p text:style-name="P17">사용법은 그림이 사용되는 소스에 위 툴로 변환된 파일 중에 모든 것을 가지고 있는 헤더 파일과 소스 파일을 include 시킨 다음에, <text:s/>각 배경, 캐릭터(뱀), 아이템의 그림을 레이어에 맞게 출력을 한다.</text:p>
        </text:list-header>
      </text:list>
      <text:p text:style-name="P1"/>
      <text:p text:style-name="P1"><text:tab/>여기서 캐릭터나 아이템 같은 경우는 배경과는 달리 사용자 입력에 따라 변환이 되어 보<text:tab/>여줘야 하므로 스프라이트라는 개념을 이용한다.</text:p>
      <text:p text:style-name="P1"><text:tab/>이용 시 주의사항은 같은 소스와 헤더로 만들기 때문에 함께 쓸 그림들을 한번에 변환해<text:tab/>야한다.</text:p>
      <text:p text:style-name="P1"><text:tab/></text:p>
      <text:p text:style-name="P1"/>
      <text:list xml:id="list1655764916" text:style-name="L8">
        <text:list-item>
          <text:p text:style-name="P18">소리 재생을 어떻게 할 것인가?</text:p>
          <text:p text:style-name="P12">이것 또한 PAlib에서 제공하는 라이브러리를 사용한다. 일단 기존의 음악 파일을 .raw 파일로 변환하여 사용한다. 특히 주의사항은 소스와 헤더 파일을 포함한 리소스 파일의 크기는 4MB를 넘지 말아야 한다.</text:p>
          <text:p text:style-name="P12">음악을 사용하는 소스에서는 음악파일이름.h 로 헤더파일로서 include를 시키면, 컴파일러가 알아서 리소스를 가져온다.</text:p>
          <text:p text:style-name="P12">이 후에 실제로 사운드를 쓰려는 곳에서 사운드 API(사운드 초기화, 재생, 정지 포함)를 사용하여 사운드 제어를 한다.</text:p>
          <text:p text:style-name="P12">(화면 출력 및 소리 재생에 관한 참고: rosagigantea.tistory.com)</text:p>
          <text:p text:style-name="P12"><text:soft-page-break/></text:p>
        </text:list-item>
        <text:list-item>
          <text:p text:style-name="P12">멀티 테스크 환경에서의 태스크 관리 방법은?</text:p>
        </text:list-item>
      </text:list>
      <text:p text:style-name="P7"><text:tab/>태스크들 사이의 많이 쓰이는 관계 및 여러가지 사항들을 유념하여 각각에게 적당한 우선<text:tab/>순위를 두어 실행하게 한다.</text:p>
      <text:p text:style-name="P7"/>
      <text:p text:style-name="P7"><text:tab/>게임에서 보통은 높은 우선순위를 주는 것이 사용자의 입력 받는 것, 입력에 따른 화면 출<text:tab/>력, 사운드 제<text:tab/>어 순으로 생각하게 될 것 같다. 입력에 따라 출력이 제 때 나와야 게임에 대<text:tab/>한 몰입도도 높아 질 것으로 추측되며, 사운드는 제어 부분만 잘 되어주면 재생이나 정지 <text:tab/>같은 부분은 기기에서 해줄 것이기 때문에 괜찮을 것이라 생각된다.</text:p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23:50:42.51</meta:creation-date>
    <dc:date>2012-11-19T20:04:26</dc:date>
    <meta:editing-duration>PT16M26S</meta:editing-duration>
    <meta:editing-cycles>7</meta:editing-cycles>
    <meta:generator>LibreOffice/3.5$Linux_x86 LibreOffice_project/350m1$Build-2</meta:generator>
    <dc:creator>hansung </dc:creator>
    <meta:document-statistic meta:table-count="0" meta:image-count="1" meta:object-count="0" meta:page-count="4" meta:paragraph-count="47" meta:word-count="508" meta:character-count="1590" meta:non-whitespace-character-count="1543"/>
  </office:meta>
</office:document-meta>
</file>